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 bójcie się żyć</text:span><text:span text:style-name="T1"><text:line-break/></text:span><text:span text:style-name="T1">dla Miłości,</text:span><text:span text:style-name="T1"><text:line-break/></text:span><text:span text:style-name="T1">dla tej Miłości</text:span><text:span text:style-name="T1"><text:line-break/></text:span><text:span text:style-name="T1">warto ży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Akordy" style:family="graphic">
      <style:paragraph-properties style:text-autospace="none"/>
      <style:text-properties style:font-name="Arial1" fo:font-size="24.7000007629395pt" fo:language="zxx" fo:country="none" fo:font-weight="bold" style:language-asian="zxx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zxx" fo:country="none" style:language-asian="zxx" style:country-asian="none" style:font-size-complex="21.2000007629395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19T15:43:32</meta:creation-date>
    <dc:date>2015-05-27T21:35:52.190000000</dc:date>
    <dc:language>pl-PL</dc:language>
    <meta:editing-cycles>17</meta:editing-cycles>
    <meta:editing-duration>PT34M37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